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85cm"/>
    </style:style>
    <style:style style:name="co3" style:family="table-column">
      <style:table-column-properties fo:break-before="auto" style:column-width="3.683cm"/>
    </style:style>
    <style:style style:name="co4" style:family="table-column">
      <style:table-column-properties fo:break-before="auto" style:column-width="3.097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3.713cm"/>
    </style:style>
    <style:style style:name="co8" style:family="table-column">
      <style:table-column-properties fo:break-before="auto" style:column-width="2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dash" draw:stroke-dash="Ultrafine_20_Dashed" svg:stroke-color="#8d911f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lad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 table:number-rows-repeated="7">
          <table:table-cell table:number-columns-repeated="10"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table:style-name="ce2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INPUT</text:p>
          </table:table-cell>
          <table:table-cell table:style-name="ce3" office:value-type="string">
            <text:p>p50p</text:p>
          </table:table-cell>
          <table:table-cell table:style-name="ce3" office:value-type="string">
            <text:p>beta</text:p>
          </table:table-cell>
          <table:table-cell/>
          <table:table-cell table:style-name="ce3" office:value-type="string">
            <text:p>BEREKENING</text:p>
          </table:table-cell>
          <table:table-cell table:style-name="ce3" table:number-columns-repeated="8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→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2" table:number-columns-repeated="4"/>
          <table:table-cell/>
          <table:table-cell table:style-name="ce2" table:number-columns-repeated="5"/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style-name="ce3" office:value-type="string">
            <text:p>Kj_afweging</text:p>
          </table:table-cell>
          <table:table-cell table:style-name="ce3" office:value-type="string">
            <text:p>p50p</text:p>
          </table:table-cell>
          <table:table-cell table:style-name="ce3" office:value-type="string">
            <text:p>Kj_afweging * p50p</text:p>
          </table:table-cell>
          <table:table-cell table:style-name="ce3" office:value-type="string">
            <text:p>Kj_duursteoptie</text:p>
          </table:table-cell>
          <table:table-cell table:style-name="ce3" office:value-type="string">
            <text:p>Geschiktheid</text:p>
          </table:table-cell>
          <table:table-cell table:style-name="ce3" office:value-type="string">
            <text:p>beta</text:p>
          </table:table-cell>
          <table:table-cell table:style-name="ce3" office:value-type="string">
            <text:p>Geschiktheid * beta</text:p>
          </table:table-cell>
          <table:table-cell table:style-name="ce3" office:value-type="string">
            <text:p>odds</text:p>
          </table:table-cell>
          <table:table-cell table:style-name="ce3" office:value-type="string">
            <text:p>probabilit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1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1</text:p>
          </table:table-cell>
          <table:table-cell office:value-type="float" office:value="50">
            <text:p>50</text:p>
          </table:table-cell>
          <table:table-cell table:style-name="ce2" table:formula="of:=[.D12]" office:value-type="float" office:value="1">
            <text:p>1</text:p>
          </table:table-cell>
          <table:table-cell table:style-name="ce2" table:formula="of:=[.H12]*[.I12]" office:value-type="float" office:value="50">
            <text:p>50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12]-[.J12]" office:value-type="float" office:value="0">
            <text:p>0</text:p>
          </table:table-cell>
          <table:table-cell table:style-name="ce2" table:formula="of:=[.E12]" office:value-type="float" office:value="1">
            <text:p>1</text:p>
          </table:table-cell>
          <table:table-cell table:style-name="ce2" table:formula="of:=[.L12]*[.M12]" office:value-type="float" office:value="0">
            <text:p>0</text:p>
          </table:table-cell>
          <table:table-cell table:style-name="ce4" table:formula="of:=EXP(MIN([.N12];700))" office:value-type="float" office:value="1">
            <text:p>1</text:p>
          </table:table-cell>
          <table:table-cell table:style-name="ce6" table:formula="of:=[.O12]/SUM([.O$12:.O$62])" office:value-type="float" office:value="1.21920243173545E-022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2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2</text:p>
          </table:table-cell>
          <table:table-cell office:value-type="float" office:value="49">
            <text:p>49</text:p>
          </table:table-cell>
          <table:table-cell table:style-name="ce2" table:formula="of:=[.D13]" office:value-type="float" office:value="1">
            <text:p>1</text:p>
          </table:table-cell>
          <table:table-cell table:style-name="ce2" table:formula="of:=[.H13]*[.I13]" office:value-type="float" office:value="49">
            <text:p>49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13]-[.J13]" office:value-type="float" office:value="1">
            <text:p>1</text:p>
          </table:table-cell>
          <table:table-cell table:style-name="ce2" table:formula="of:=[.E13]" office:value-type="float" office:value="1">
            <text:p>1</text:p>
          </table:table-cell>
          <table:table-cell table:style-name="ce2" table:formula="of:=[.L13]*[.M13]" office:value-type="float" office:value="1">
            <text:p>1</text:p>
          </table:table-cell>
          <table:table-cell table:style-name="ce4" table:formula="of:=EXP(MIN([.N13];700))" office:value-type="float" office:value="2.71828182845904">
            <text:p>3</text:p>
          </table:table-cell>
          <table:table-cell table:style-name="ce6" table:formula="of:=[.O13]/SUM([.O$12:.O$62])" office:value-type="float" office:value="3.31413581539955E-022">
            <text:p>0.0000</text:p>
          </table:table-cell>
          <table:table-cell/>
          <table:table-cell>
            <draw:frame table:end-cell-address="Blad1.Y35" table:end-x="1.006cm" table:end-y="0.24cm" draw:z-index="1" draw:style-name="gr1" draw:text-style-name="P1" svg:width="16.436cm" svg:height="10.071cm" svg:x="0.376cm" svg:y="0.105cm">
              <draw:object draw:notify-on-update-of-ranges="Blad1.P12:Blad1.P6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table:style-name="ce2" office:value-type="string">
            <text:p>Optie 3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3</text:p>
          </table:table-cell>
          <table:table-cell office:value-type="float" office:value="48">
            <text:p>48</text:p>
          </table:table-cell>
          <table:table-cell table:style-name="ce2" table:formula="of:=[.D14]" office:value-type="float" office:value="1">
            <text:p>1</text:p>
          </table:table-cell>
          <table:table-cell table:style-name="ce2" table:formula="of:=[.H14]*[.I14]" office:value-type="float" office:value="48">
            <text:p>48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14]-[.J14]" office:value-type="float" office:value="2">
            <text:p>2</text:p>
          </table:table-cell>
          <table:table-cell table:style-name="ce2" table:formula="of:=[.E14]" office:value-type="float" office:value="1">
            <text:p>1</text:p>
          </table:table-cell>
          <table:table-cell table:style-name="ce2" table:formula="of:=[.L14]*[.M14]" office:value-type="float" office:value="2">
            <text:p>2</text:p>
          </table:table-cell>
          <table:table-cell table:style-name="ce4" table:formula="of:=EXP(MIN([.N14];700))" office:value-type="float" office:value="7.38905609893065">
            <text:p>7</text:p>
          </table:table-cell>
          <table:table-cell table:style-name="ce6" table:formula="of:=[.O14]/SUM([.O$12:.O$62])" office:value-type="float" office:value="9.00875516404589E-022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4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4</text:p>
          </table:table-cell>
          <table:table-cell office:value-type="float" office:value="47">
            <text:p>47</text:p>
          </table:table-cell>
          <table:table-cell table:style-name="ce2" table:formula="of:=[.D15]" office:value-type="float" office:value="1">
            <text:p>1</text:p>
          </table:table-cell>
          <table:table-cell table:style-name="ce2" table:formula="of:=[.H15]*[.I15]" office:value-type="float" office:value="47">
            <text:p>47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15]-[.J15]" office:value-type="float" office:value="3">
            <text:p>3</text:p>
          </table:table-cell>
          <table:table-cell table:style-name="ce2" table:formula="of:=[.E15]" office:value-type="float" office:value="1">
            <text:p>1</text:p>
          </table:table-cell>
          <table:table-cell table:style-name="ce2" table:formula="of:=[.L15]*[.M15]" office:value-type="float" office:value="3">
            <text:p>3</text:p>
          </table:table-cell>
          <table:table-cell table:style-name="ce4" table:formula="of:=EXP(MIN([.N15];700))" office:value-type="float" office:value="20.0855369231877">
            <text:p>20</text:p>
          </table:table-cell>
          <table:table-cell table:style-name="ce6" table:formula="of:=[.O15]/SUM([.O$12:.O$62])" office:value-type="float" office:value="2.44883354594625E-021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5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5</text:p>
          </table:table-cell>
          <table:table-cell office:value-type="float" office:value="46">
            <text:p>46</text:p>
          </table:table-cell>
          <table:table-cell table:style-name="ce2" table:formula="of:=[.D16]" office:value-type="float" office:value="1">
            <text:p>1</text:p>
          </table:table-cell>
          <table:table-cell table:style-name="ce2" table:formula="of:=[.H16]*[.I16]" office:value-type="float" office:value="46">
            <text:p>46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16]-[.J16]" office:value-type="float" office:value="4">
            <text:p>4</text:p>
          </table:table-cell>
          <table:table-cell table:style-name="ce2" table:formula="of:=[.E16]" office:value-type="float" office:value="1">
            <text:p>1</text:p>
          </table:table-cell>
          <table:table-cell table:style-name="ce2" table:formula="of:=[.L16]*[.M16]" office:value-type="float" office:value="4">
            <text:p>4</text:p>
          </table:table-cell>
          <table:table-cell table:style-name="ce4" table:formula="of:=EXP(MIN([.N16];700))" office:value-type="float" office:value="54.5981500331442">
            <text:p>55</text:p>
          </table:table-cell>
          <table:table-cell table:style-name="ce6" table:formula="of:=[.O16]/SUM([.O$12:.O$62])" office:value-type="float" office:value="6.65661972886663E-021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6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6</text:p>
          </table:table-cell>
          <table:table-cell office:value-type="float" office:value="45">
            <text:p>45</text:p>
          </table:table-cell>
          <table:table-cell table:style-name="ce2" table:formula="of:=[.D17]" office:value-type="float" office:value="1">
            <text:p>1</text:p>
          </table:table-cell>
          <table:table-cell table:style-name="ce2" table:formula="of:=[.H17]*[.I17]" office:value-type="float" office:value="45">
            <text:p>45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17]-[.J17]" office:value-type="float" office:value="5">
            <text:p>5</text:p>
          </table:table-cell>
          <table:table-cell table:style-name="ce2" table:formula="of:=[.E17]" office:value-type="float" office:value="1">
            <text:p>1</text:p>
          </table:table-cell>
          <table:table-cell table:style-name="ce2" table:formula="of:=[.L17]*[.M17]" office:value-type="float" office:value="5">
            <text:p>5</text:p>
          </table:table-cell>
          <table:table-cell table:style-name="ce4" table:formula="of:=EXP(MIN([.N17];700))" office:value-type="float" office:value="148.413159102577">
            <text:p>148</text:p>
          </table:table-cell>
          <table:table-cell table:style-name="ce6" table:formula="of:=[.O17]/SUM([.O$12:.O$62])" office:value-type="float" office:value="1.80945684479401E-020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7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7</text:p>
          </table:table-cell>
          <table:table-cell office:value-type="float" office:value="44">
            <text:p>44</text:p>
          </table:table-cell>
          <table:table-cell table:style-name="ce2" table:formula="of:=[.D18]" office:value-type="float" office:value="1">
            <text:p>1</text:p>
          </table:table-cell>
          <table:table-cell table:style-name="ce2" table:formula="of:=[.H18]*[.I18]" office:value-type="float" office:value="44">
            <text:p>44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18]-[.J18]" office:value-type="float" office:value="6">
            <text:p>6</text:p>
          </table:table-cell>
          <table:table-cell table:style-name="ce2" table:formula="of:=[.E18]" office:value-type="float" office:value="1">
            <text:p>1</text:p>
          </table:table-cell>
          <table:table-cell table:style-name="ce2" table:formula="of:=[.L18]*[.M18]" office:value-type="float" office:value="6">
            <text:p>6</text:p>
          </table:table-cell>
          <table:table-cell table:style-name="ce4" table:formula="of:=EXP(MIN([.N18];700))" office:value-type="float" office:value="403.428793492735">
            <text:p>403</text:p>
          </table:table-cell>
          <table:table-cell table:style-name="ce6" table:formula="of:=[.O18]/SUM([.O$12:.O$62])" office:value-type="float" office:value="4.9186136605844E-020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8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8</text:p>
          </table:table-cell>
          <table:table-cell office:value-type="float" office:value="43">
            <text:p>43</text:p>
          </table:table-cell>
          <table:table-cell table:style-name="ce2" table:formula="of:=[.D19]" office:value-type="float" office:value="1">
            <text:p>1</text:p>
          </table:table-cell>
          <table:table-cell table:style-name="ce2" table:formula="of:=[.H19]*[.I19]" office:value-type="float" office:value="43">
            <text:p>43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19]-[.J19]" office:value-type="float" office:value="7">
            <text:p>7</text:p>
          </table:table-cell>
          <table:table-cell table:style-name="ce2" table:formula="of:=[.E19]" office:value-type="float" office:value="1">
            <text:p>1</text:p>
          </table:table-cell>
          <table:table-cell table:style-name="ce2" table:formula="of:=[.L19]*[.M19]" office:value-type="float" office:value="7">
            <text:p>7</text:p>
          </table:table-cell>
          <table:table-cell table:style-name="ce4" table:formula="of:=EXP(MIN([.N19];700))" office:value-type="float" office:value="1096.63315842846">
            <text:p>1097</text:p>
          </table:table-cell>
          <table:table-cell table:style-name="ce6" table:formula="of:=[.O19]/SUM([.O$12:.O$62])" office:value-type="float" office:value="1.3370178134777E-019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9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9</text:p>
          </table:table-cell>
          <table:table-cell office:value-type="float" office:value="42">
            <text:p>42</text:p>
          </table:table-cell>
          <table:table-cell table:style-name="ce2" table:formula="of:=[.D20]" office:value-type="float" office:value="1">
            <text:p>1</text:p>
          </table:table-cell>
          <table:table-cell table:style-name="ce2" table:formula="of:=[.H20]*[.I20]" office:value-type="float" office:value="42">
            <text:p>42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20]-[.J20]" office:value-type="float" office:value="8">
            <text:p>8</text:p>
          </table:table-cell>
          <table:table-cell table:style-name="ce2" table:formula="of:=[.E20]" office:value-type="float" office:value="1">
            <text:p>1</text:p>
          </table:table-cell>
          <table:table-cell table:style-name="ce2" table:formula="of:=[.L20]*[.M20]" office:value-type="float" office:value="8">
            <text:p>8</text:p>
          </table:table-cell>
          <table:table-cell table:style-name="ce4" table:formula="of:=EXP(MIN([.N20];700))" office:value-type="float" office:value="2980.95798704173">
            <text:p>2981</text:p>
          </table:table-cell>
          <table:table-cell table:style-name="ce6" table:formula="of:=[.O20]/SUM([.O$12:.O$62])" office:value-type="float" office:value="3.63439122670248E-019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10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10</text:p>
          </table:table-cell>
          <table:table-cell office:value-type="float" office:value="41">
            <text:p>41</text:p>
          </table:table-cell>
          <table:table-cell table:style-name="ce2" table:formula="of:=[.D21]" office:value-type="float" office:value="1">
            <text:p>1</text:p>
          </table:table-cell>
          <table:table-cell table:style-name="ce2" table:formula="of:=[.H21]*[.I21]" office:value-type="float" office:value="41">
            <text:p>41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21]-[.J21]" office:value-type="float" office:value="9">
            <text:p>9</text:p>
          </table:table-cell>
          <table:table-cell table:style-name="ce2" table:formula="of:=[.E21]" office:value-type="float" office:value="1">
            <text:p>1</text:p>
          </table:table-cell>
          <table:table-cell table:style-name="ce2" table:formula="of:=[.L21]*[.M21]" office:value-type="float" office:value="9">
            <text:p>9</text:p>
          </table:table-cell>
          <table:table-cell table:style-name="ce4" table:formula="of:=EXP(MIN([.N21];700))" office:value-type="float" office:value="8103.08392757538">
            <text:p>8103</text:p>
          </table:table-cell>
          <table:table-cell table:style-name="ce6" table:formula="of:=[.O21]/SUM([.O$12:.O$62])" office:value-type="float" office:value="9.87929962905633E-019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11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11</text:p>
          </table:table-cell>
          <table:table-cell office:value-type="float" office:value="40">
            <text:p>40</text:p>
          </table:table-cell>
          <table:table-cell table:style-name="ce2" table:formula="of:=[.D22]" office:value-type="float" office:value="1">
            <text:p>1</text:p>
          </table:table-cell>
          <table:table-cell table:style-name="ce2" table:formula="of:=[.H22]*[.I22]" office:value-type="float" office:value="40">
            <text:p>40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22]-[.J22]" office:value-type="float" office:value="10">
            <text:p>10</text:p>
          </table:table-cell>
          <table:table-cell table:style-name="ce2" table:formula="of:=[.E22]" office:value-type="float" office:value="1">
            <text:p>1</text:p>
          </table:table-cell>
          <table:table-cell table:style-name="ce2" table:formula="of:=[.L22]*[.M22]" office:value-type="float" office:value="10">
            <text:p>10</text:p>
          </table:table-cell>
          <table:table-cell table:style-name="ce4" table:formula="of:=EXP(MIN([.N22];700))" office:value-type="float" office:value="22026.4657948067">
            <text:p>22026</text:p>
          </table:table-cell>
          <table:table-cell table:style-name="ce6" table:formula="of:=[.O22]/SUM([.O$12:.O$62])" office:value-type="float" office:value="2.6854720659566E-018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12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12</text:p>
          </table:table-cell>
          <table:table-cell office:value-type="float" office:value="39">
            <text:p>39</text:p>
          </table:table-cell>
          <table:table-cell table:style-name="ce2" table:formula="of:=[.D23]" office:value-type="float" office:value="1">
            <text:p>1</text:p>
          </table:table-cell>
          <table:table-cell table:style-name="ce2" table:formula="of:=[.H23]*[.I23]" office:value-type="float" office:value="39">
            <text:p>39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23]-[.J23]" office:value-type="float" office:value="11">
            <text:p>11</text:p>
          </table:table-cell>
          <table:table-cell table:style-name="ce2" table:formula="of:=[.E23]" office:value-type="float" office:value="1">
            <text:p>1</text:p>
          </table:table-cell>
          <table:table-cell table:style-name="ce2" table:formula="of:=[.L23]*[.M23]" office:value-type="float" office:value="11">
            <text:p>11</text:p>
          </table:table-cell>
          <table:table-cell table:style-name="ce4" table:formula="of:=EXP(MIN([.N23];700))" office:value-type="float" office:value="59874.1417151978">
            <text:p>59874</text:p>
          </table:table-cell>
          <table:table-cell table:style-name="ce6" table:formula="of:=[.O23]/SUM([.O$12:.O$62])" office:value-type="float" office:value="7.2998699177242E-018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13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13</text:p>
          </table:table-cell>
          <table:table-cell office:value-type="float" office:value="38">
            <text:p>38</text:p>
          </table:table-cell>
          <table:table-cell table:style-name="ce2" table:formula="of:=[.D24]" office:value-type="float" office:value="1">
            <text:p>1</text:p>
          </table:table-cell>
          <table:table-cell table:style-name="ce2" table:formula="of:=[.H24]*[.I24]" office:value-type="float" office:value="38">
            <text:p>38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24]-[.J24]" office:value-type="float" office:value="12">
            <text:p>12</text:p>
          </table:table-cell>
          <table:table-cell table:style-name="ce2" table:formula="of:=[.E24]" office:value-type="float" office:value="1">
            <text:p>1</text:p>
          </table:table-cell>
          <table:table-cell table:style-name="ce2" table:formula="of:=[.L24]*[.M24]" office:value-type="float" office:value="12">
            <text:p>12</text:p>
          </table:table-cell>
          <table:table-cell table:style-name="ce4" table:formula="of:=EXP(MIN([.N24];700))" office:value-type="float" office:value="162754.791419004">
            <text:p>162755</text:p>
          </table:table-cell>
          <table:table-cell table:style-name="ce6" table:formula="of:=[.O24]/SUM([.O$12:.O$62])" office:value-type="float" office:value="1.98431037474645E-017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14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14</text:p>
          </table:table-cell>
          <table:table-cell office:value-type="float" office:value="37">
            <text:p>37</text:p>
          </table:table-cell>
          <table:table-cell table:style-name="ce2" table:formula="of:=[.D25]" office:value-type="float" office:value="1">
            <text:p>1</text:p>
          </table:table-cell>
          <table:table-cell table:style-name="ce2" table:formula="of:=[.H25]*[.I25]" office:value-type="float" office:value="37">
            <text:p>37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25]-[.J25]" office:value-type="float" office:value="13">
            <text:p>13</text:p>
          </table:table-cell>
          <table:table-cell table:style-name="ce2" table:formula="of:=[.E25]" office:value-type="float" office:value="1">
            <text:p>1</text:p>
          </table:table-cell>
          <table:table-cell table:style-name="ce2" table:formula="of:=[.L25]*[.M25]" office:value-type="float" office:value="13">
            <text:p>13</text:p>
          </table:table-cell>
          <table:table-cell table:style-name="ce4" table:formula="of:=EXP(MIN([.N25];700))" office:value-type="float" office:value="442413.392008921">
            <text:p>442413</text:p>
          </table:table-cell>
          <table:table-cell table:style-name="ce6" table:formula="of:=[.O25]/SUM([.O$12:.O$62])" office:value-type="float" office:value="5.39391483369604E-017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15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15</text:p>
          </table:table-cell>
          <table:table-cell office:value-type="float" office:value="36">
            <text:p>36</text:p>
          </table:table-cell>
          <table:table-cell table:style-name="ce2" table:formula="of:=[.D26]" office:value-type="float" office:value="1">
            <text:p>1</text:p>
          </table:table-cell>
          <table:table-cell table:style-name="ce2" table:formula="of:=[.H26]*[.I26]" office:value-type="float" office:value="36">
            <text:p>36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26]-[.J26]" office:value-type="float" office:value="14">
            <text:p>14</text:p>
          </table:table-cell>
          <table:table-cell table:style-name="ce2" table:formula="of:=[.E26]" office:value-type="float" office:value="1">
            <text:p>1</text:p>
          </table:table-cell>
          <table:table-cell table:style-name="ce2" table:formula="of:=[.L26]*[.M26]" office:value-type="float" office:value="14">
            <text:p>14</text:p>
          </table:table-cell>
          <table:table-cell table:style-name="ce4" table:formula="of:=EXP(MIN([.N26];700))" office:value-type="float" office:value="1202604.28416478">
            <text:p>1202604</text:p>
          </table:table-cell>
          <table:table-cell table:style-name="ce6" table:formula="of:=[.O26]/SUM([.O$12:.O$62])" office:value-type="float" office:value="1.46621806766916E-016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16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16</text:p>
          </table:table-cell>
          <table:table-cell office:value-type="float" office:value="35">
            <text:p>35</text:p>
          </table:table-cell>
          <table:table-cell table:style-name="ce2" table:formula="of:=[.D27]" office:value-type="float" office:value="1">
            <text:p>1</text:p>
          </table:table-cell>
          <table:table-cell table:style-name="ce2" table:formula="of:=[.H27]*[.I27]" office:value-type="float" office:value="35">
            <text:p>35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27]-[.J27]" office:value-type="float" office:value="15">
            <text:p>15</text:p>
          </table:table-cell>
          <table:table-cell table:style-name="ce2" table:formula="of:=[.E27]" office:value-type="float" office:value="1">
            <text:p>1</text:p>
          </table:table-cell>
          <table:table-cell table:style-name="ce2" table:formula="of:=[.L27]*[.M27]" office:value-type="float" office:value="15">
            <text:p>15</text:p>
          </table:table-cell>
          <table:table-cell table:style-name="ce4" table:formula="of:=EXP(MIN([.N27];700))" office:value-type="float" office:value="3269017.37247211">
            <text:p>3269017</text:p>
          </table:table-cell>
          <table:table-cell table:style-name="ce6" table:formula="of:=[.O27]/SUM([.O$12:.O$62])" office:value-type="float" office:value="3.98559392990342E-016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17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17</text:p>
          </table:table-cell>
          <table:table-cell office:value-type="float" office:value="34">
            <text:p>34</text:p>
          </table:table-cell>
          <table:table-cell table:style-name="ce2" table:formula="of:=[.D28]" office:value-type="float" office:value="1">
            <text:p>1</text:p>
          </table:table-cell>
          <table:table-cell table:style-name="ce2" table:formula="of:=[.H28]*[.I28]" office:value-type="float" office:value="34">
            <text:p>34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28]-[.J28]" office:value-type="float" office:value="16">
            <text:p>16</text:p>
          </table:table-cell>
          <table:table-cell table:style-name="ce2" table:formula="of:=[.E28]" office:value-type="float" office:value="1">
            <text:p>1</text:p>
          </table:table-cell>
          <table:table-cell table:style-name="ce2" table:formula="of:=[.L28]*[.M28]" office:value-type="float" office:value="16">
            <text:p>16</text:p>
          </table:table-cell>
          <table:table-cell table:style-name="ce4" table:formula="of:=EXP(MIN([.N28];700))" office:value-type="float" office:value="8886110.52050787">
            <text:p>8886111</text:p>
          </table:table-cell>
          <table:table-cell table:style-name="ce6" table:formula="of:=[.O28]/SUM([.O$12:.O$62])" office:value-type="float" office:value="1.08339675552731E-015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18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18</text:p>
          </table:table-cell>
          <table:table-cell office:value-type="float" office:value="33">
            <text:p>33</text:p>
          </table:table-cell>
          <table:table-cell table:style-name="ce2" table:formula="of:=[.D29]" office:value-type="float" office:value="1">
            <text:p>1</text:p>
          </table:table-cell>
          <table:table-cell table:style-name="ce2" table:formula="of:=[.H29]*[.I29]" office:value-type="float" office:value="33">
            <text:p>33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29]-[.J29]" office:value-type="float" office:value="17">
            <text:p>17</text:p>
          </table:table-cell>
          <table:table-cell table:style-name="ce2" table:formula="of:=[.E29]" office:value-type="float" office:value="1">
            <text:p>1</text:p>
          </table:table-cell>
          <table:table-cell table:style-name="ce2" table:formula="of:=[.L29]*[.M29]" office:value-type="float" office:value="17">
            <text:p>17</text:p>
          </table:table-cell>
          <table:table-cell table:style-name="ce4" table:formula="of:=EXP(MIN([.N29];700))" office:value-type="float" office:value="24154952.7535753">
            <text:p>24154953</text:p>
          </table:table-cell>
          <table:table-cell table:style-name="ce6" table:formula="of:=[.O29]/SUM([.O$12:.O$62])" office:value-type="float" office:value="2.94497771356138E-015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19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19</text:p>
          </table:table-cell>
          <table:table-cell office:value-type="float" office:value="32">
            <text:p>32</text:p>
          </table:table-cell>
          <table:table-cell table:style-name="ce2" table:formula="of:=[.D30]" office:value-type="float" office:value="1">
            <text:p>1</text:p>
          </table:table-cell>
          <table:table-cell table:style-name="ce2" table:formula="of:=[.H30]*[.I30]" office:value-type="float" office:value="32">
            <text:p>32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30]-[.J30]" office:value-type="float" office:value="18">
            <text:p>18</text:p>
          </table:table-cell>
          <table:table-cell table:style-name="ce2" table:formula="of:=[.E30]" office:value-type="float" office:value="1">
            <text:p>1</text:p>
          </table:table-cell>
          <table:table-cell table:style-name="ce2" table:formula="of:=[.L30]*[.M30]" office:value-type="float" office:value="18">
            <text:p>18</text:p>
          </table:table-cell>
          <table:table-cell table:style-name="ce4" table:formula="of:=EXP(MIN([.N30];700))" office:value-type="float" office:value="65659969.1373305">
            <text:p>65659969</text:p>
          </table:table-cell>
          <table:table-cell table:style-name="ce6" table:formula="of:=[.O30]/SUM([.O$12:.O$62])" office:value-type="float" office:value="8.00527940399078E-015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20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20</text:p>
          </table:table-cell>
          <table:table-cell office:value-type="float" office:value="31">
            <text:p>31</text:p>
          </table:table-cell>
          <table:table-cell table:style-name="ce2" table:formula="of:=[.D31]" office:value-type="float" office:value="1">
            <text:p>1</text:p>
          </table:table-cell>
          <table:table-cell table:style-name="ce2" table:formula="of:=[.H31]*[.I31]" office:value-type="float" office:value="31">
            <text:p>31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31]-[.J31]" office:value-type="float" office:value="19">
            <text:p>19</text:p>
          </table:table-cell>
          <table:table-cell table:style-name="ce2" table:formula="of:=[.E31]" office:value-type="float" office:value="1">
            <text:p>1</text:p>
          </table:table-cell>
          <table:table-cell table:style-name="ce2" table:formula="of:=[.L31]*[.M31]" office:value-type="float" office:value="19">
            <text:p>19</text:p>
          </table:table-cell>
          <table:table-cell table:style-name="ce4" table:formula="of:=EXP(MIN([.N31];700))" office:value-type="float" office:value="178482300.963187">
            <text:p>178482301</text:p>
          </table:table-cell>
          <table:table-cell table:style-name="ce6" table:formula="of:=[.O31]/SUM([.O$12:.O$62])" office:value-type="float" office:value="0.0000000000000217606055356056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21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21</text:p>
          </table:table-cell>
          <table:table-cell office:value-type="float" office:value="30">
            <text:p>30</text:p>
          </table:table-cell>
          <table:table-cell table:style-name="ce2" table:formula="of:=[.D32]" office:value-type="float" office:value="1">
            <text:p>1</text:p>
          </table:table-cell>
          <table:table-cell table:style-name="ce2" table:formula="of:=[.H32]*[.I32]" office:value-type="float" office:value="30">
            <text:p>30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32]-[.J32]" office:value-type="float" office:value="20">
            <text:p>20</text:p>
          </table:table-cell>
          <table:table-cell table:style-name="ce2" table:formula="of:=[.E32]" office:value-type="float" office:value="1">
            <text:p>1</text:p>
          </table:table-cell>
          <table:table-cell table:style-name="ce2" table:formula="of:=[.L32]*[.M32]" office:value-type="float" office:value="20">
            <text:p>20</text:p>
          </table:table-cell>
          <table:table-cell table:style-name="ce4" table:formula="of:=EXP(MIN([.N32];700))" office:value-type="float" office:value="485165195.40979">
            <text:p>485165195</text:p>
          </table:table-cell>
          <table:table-cell table:style-name="ce6" table:formula="of:=[.O32]/SUM([.O$12:.O$62])" office:value-type="float" office:value="0.000000000000059151458603702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22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22</text:p>
          </table:table-cell>
          <table:table-cell office:value-type="float" office:value="29">
            <text:p>29</text:p>
          </table:table-cell>
          <table:table-cell table:style-name="ce2" table:formula="of:=[.D33]" office:value-type="float" office:value="1">
            <text:p>1</text:p>
          </table:table-cell>
          <table:table-cell table:style-name="ce2" table:formula="of:=[.H33]*[.I33]" office:value-type="float" office:value="29">
            <text:p>29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33]-[.J33]" office:value-type="float" office:value="21">
            <text:p>21</text:p>
          </table:table-cell>
          <table:table-cell table:style-name="ce2" table:formula="of:=[.E33]" office:value-type="float" office:value="1">
            <text:p>1</text:p>
          </table:table-cell>
          <table:table-cell table:style-name="ce2" table:formula="of:=[.L33]*[.M33]" office:value-type="float" office:value="21">
            <text:p>21</text:p>
          </table:table-cell>
          <table:table-cell table:style-name="ce4" table:formula="of:=EXP(MIN([.N33];700))" office:value-type="float" office:value="1318815734.48321">
            <text:p>1318815734</text:p>
          </table:table-cell>
          <table:table-cell table:style-name="ce6" table:formula="of:=[.O33]/SUM([.O$12:.O$62])" office:value-type="float" office:value="0.000000000000160790335049291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23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23</text:p>
          </table:table-cell>
          <table:table-cell office:value-type="float" office:value="28">
            <text:p>28</text:p>
          </table:table-cell>
          <table:table-cell table:style-name="ce2" table:formula="of:=[.D34]" office:value-type="float" office:value="1">
            <text:p>1</text:p>
          </table:table-cell>
          <table:table-cell table:style-name="ce2" table:formula="of:=[.H34]*[.I34]" office:value-type="float" office:value="28">
            <text:p>28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34]-[.J34]" office:value-type="float" office:value="22">
            <text:p>22</text:p>
          </table:table-cell>
          <table:table-cell table:style-name="ce2" table:formula="of:=[.E34]" office:value-type="float" office:value="1">
            <text:p>1</text:p>
          </table:table-cell>
          <table:table-cell table:style-name="ce2" table:formula="of:=[.L34]*[.M34]" office:value-type="float" office:value="22">
            <text:p>22</text:p>
          </table:table-cell>
          <table:table-cell table:style-name="ce4" table:formula="of:=EXP(MIN([.N34];700))" office:value-type="float" office:value="3584912846.13159">
            <text:p>3584912846</text:p>
          </table:table-cell>
          <table:table-cell table:style-name="ce6" table:formula="of:=[.O34]/SUM([.O$12:.O$62])" office:value-type="float" office:value="0.000000000000437073445956328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24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24</text:p>
          </table:table-cell>
          <table:table-cell office:value-type="float" office:value="27">
            <text:p>27</text:p>
          </table:table-cell>
          <table:table-cell table:style-name="ce2" table:formula="of:=[.D35]" office:value-type="float" office:value="1">
            <text:p>1</text:p>
          </table:table-cell>
          <table:table-cell table:style-name="ce2" table:formula="of:=[.H35]*[.I35]" office:value-type="float" office:value="27">
            <text:p>27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35]-[.J35]" office:value-type="float" office:value="23">
            <text:p>23</text:p>
          </table:table-cell>
          <table:table-cell table:style-name="ce2" table:formula="of:=[.E35]" office:value-type="float" office:value="1">
            <text:p>1</text:p>
          </table:table-cell>
          <table:table-cell table:style-name="ce2" table:formula="of:=[.L35]*[.M35]" office:value-type="float" office:value="23">
            <text:p>23</text:p>
          </table:table-cell>
          <table:table-cell table:style-name="ce4" table:formula="of:=EXP(MIN([.N35];700))" office:value-type="float" office:value="9744803446.2489">
            <text:p>9744803446</text:p>
          </table:table-cell>
          <table:table-cell table:style-name="ce6" table:formula="of:=[.O35]/SUM([.O$12:.O$62])" office:value-type="float" office:value="0.00000000000118808880584506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25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25</text:p>
          </table:table-cell>
          <table:table-cell office:value-type="float" office:value="26">
            <text:p>26</text:p>
          </table:table-cell>
          <table:table-cell table:style-name="ce2" table:formula="of:=[.D36]" office:value-type="float" office:value="1">
            <text:p>1</text:p>
          </table:table-cell>
          <table:table-cell table:style-name="ce2" table:formula="of:=[.H36]*[.I36]" office:value-type="float" office:value="26">
            <text:p>26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36]-[.J36]" office:value-type="float" office:value="24">
            <text:p>24</text:p>
          </table:table-cell>
          <table:table-cell table:style-name="ce2" table:formula="of:=[.E36]" office:value-type="float" office:value="1">
            <text:p>1</text:p>
          </table:table-cell>
          <table:table-cell table:style-name="ce2" table:formula="of:=[.L36]*[.M36]" office:value-type="float" office:value="24">
            <text:p>24</text:p>
          </table:table-cell>
          <table:table-cell table:style-name="ce4" table:formula="of:=EXP(MIN([.N36];700))" office:value-type="float" office:value="26489122129.8435">
            <text:p>26489122130</text:p>
          </table:table-cell>
          <table:table-cell table:style-name="ce6" table:formula="of:=[.O36]/SUM([.O$12:.O$62])" office:value-type="float" office:value="0.00000000000322956021152424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26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26</text:p>
          </table:table-cell>
          <table:table-cell office:value-type="float" office:value="25">
            <text:p>25</text:p>
          </table:table-cell>
          <table:table-cell table:style-name="ce2" table:formula="of:=[.D37]" office:value-type="float" office:value="1">
            <text:p>1</text:p>
          </table:table-cell>
          <table:table-cell table:style-name="ce2" table:formula="of:=[.H37]*[.I37]" office:value-type="float" office:value="25">
            <text:p>25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37]-[.J37]" office:value-type="float" office:value="25">
            <text:p>25</text:p>
          </table:table-cell>
          <table:table-cell table:style-name="ce2" table:formula="of:=[.E37]" office:value-type="float" office:value="1">
            <text:p>1</text:p>
          </table:table-cell>
          <table:table-cell table:style-name="ce2" table:formula="of:=[.L37]*[.M37]" office:value-type="float" office:value="25">
            <text:p>25</text:p>
          </table:table-cell>
          <table:table-cell table:style-name="ce4" table:formula="of:=EXP(MIN([.N37];700))" office:value-type="float" office:value="72004899337.3859">
            <text:p>72004899337</text:p>
          </table:table-cell>
          <table:table-cell table:style-name="ce6" table:formula="of:=[.O37]/SUM([.O$12:.O$62])" office:value-type="float" office:value="0.0000000000087788548369007">
            <text:p>0.0000</text:p>
          </table:table-cell>
          <table:table-cell/>
          <table:table-cell>
            <draw:frame table:end-cell-address="Blad1.Y61" table:end-x="1.041cm" table:end-y="0.384cm" draw:z-index="0" draw:style-name="gr1" draw:text-style-name="P1" svg:width="16.534cm" svg:height="11.153cm" svg:x="0.313cm" svg:y="0.07cm">
              <draw:object draw:notify-on-update-of-ranges="Blad1.H12:Blad1.H62 Blad1.P12:Blad1.P6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table:style-name="ce2" office:value-type="string">
            <text:p>Optie 27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27</text:p>
          </table:table-cell>
          <table:table-cell office:value-type="float" office:value="24">
            <text:p>24</text:p>
          </table:table-cell>
          <table:table-cell table:style-name="ce2" table:formula="of:=[.D38]" office:value-type="float" office:value="1">
            <text:p>1</text:p>
          </table:table-cell>
          <table:table-cell table:style-name="ce2" table:formula="of:=[.H38]*[.I38]" office:value-type="float" office:value="24">
            <text:p>24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38]-[.J38]" office:value-type="float" office:value="26">
            <text:p>26</text:p>
          </table:table-cell>
          <table:table-cell table:style-name="ce2" table:formula="of:=[.E38]" office:value-type="float" office:value="1">
            <text:p>1</text:p>
          </table:table-cell>
          <table:table-cell table:style-name="ce2" table:formula="of:=[.L38]*[.M38]" office:value-type="float" office:value="26">
            <text:p>26</text:p>
          </table:table-cell>
          <table:table-cell table:style-name="ce4" table:formula="of:=EXP(MIN([.N38];700))" office:value-type="float" office:value="195729609428.839">
            <text:p>195729609429</text:p>
          </table:table-cell>
          <table:table-cell table:style-name="ce6" table:formula="of:=[.O38]/SUM([.O$12:.O$62])" office:value-type="float" office:value="0.000000000023863401577827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28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28</text:p>
          </table:table-cell>
          <table:table-cell office:value-type="float" office:value="23">
            <text:p>23</text:p>
          </table:table-cell>
          <table:table-cell table:style-name="ce2" table:formula="of:=[.D39]" office:value-type="float" office:value="1">
            <text:p>1</text:p>
          </table:table-cell>
          <table:table-cell table:style-name="ce2" table:formula="of:=[.H39]*[.I39]" office:value-type="float" office:value="23">
            <text:p>23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39]-[.J39]" office:value-type="float" office:value="27">
            <text:p>27</text:p>
          </table:table-cell>
          <table:table-cell table:style-name="ce2" table:formula="of:=[.E39]" office:value-type="float" office:value="1">
            <text:p>1</text:p>
          </table:table-cell>
          <table:table-cell table:style-name="ce2" table:formula="of:=[.L39]*[.M39]" office:value-type="float" office:value="27">
            <text:p>27</text:p>
          </table:table-cell>
          <table:table-cell table:style-name="ce4" table:formula="of:=EXP(MIN([.N39];700))" office:value-type="float" office:value="532048240601.799">
            <text:p>532048240602</text:p>
          </table:table-cell>
          <table:table-cell table:style-name="ce6" table:formula="of:=[.O39]/SUM([.O$12:.O$62])" office:value-type="float" office:value="0.0000000000648674508742279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29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29</text:p>
          </table:table-cell>
          <table:table-cell office:value-type="float" office:value="22">
            <text:p>22</text:p>
          </table:table-cell>
          <table:table-cell table:style-name="ce2" table:formula="of:=[.D40]" office:value-type="float" office:value="1">
            <text:p>1</text:p>
          </table:table-cell>
          <table:table-cell table:style-name="ce2" table:formula="of:=[.H40]*[.I40]" office:value-type="float" office:value="22">
            <text:p>22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40]-[.J40]" office:value-type="float" office:value="28">
            <text:p>28</text:p>
          </table:table-cell>
          <table:table-cell table:style-name="ce2" table:formula="of:=[.E40]" office:value-type="float" office:value="1">
            <text:p>1</text:p>
          </table:table-cell>
          <table:table-cell table:style-name="ce2" table:formula="of:=[.L40]*[.M40]" office:value-type="float" office:value="28">
            <text:p>28</text:p>
          </table:table-cell>
          <table:table-cell table:style-name="ce4" table:formula="of:=EXP(MIN([.N40];700))" office:value-type="float" office:value="1446257064291.48">
            <text:p>1446257064291</text:p>
          </table:table-cell>
          <table:table-cell table:style-name="ce6" table:formula="of:=[.O40]/SUM([.O$12:.O$62])" office:value-type="float" office:value="0.000000000176328012969874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30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30</text:p>
          </table:table-cell>
          <table:table-cell office:value-type="float" office:value="21">
            <text:p>21</text:p>
          </table:table-cell>
          <table:table-cell table:style-name="ce2" table:formula="of:=[.D41]" office:value-type="float" office:value="1">
            <text:p>1</text:p>
          </table:table-cell>
          <table:table-cell table:style-name="ce2" table:formula="of:=[.H41]*[.I41]" office:value-type="float" office:value="21">
            <text:p>21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41]-[.J41]" office:value-type="float" office:value="29">
            <text:p>29</text:p>
          </table:table-cell>
          <table:table-cell table:style-name="ce2" table:formula="of:=[.E41]" office:value-type="float" office:value="1">
            <text:p>1</text:p>
          </table:table-cell>
          <table:table-cell table:style-name="ce2" table:formula="of:=[.L41]*[.M41]" office:value-type="float" office:value="29">
            <text:p>29</text:p>
          </table:table-cell>
          <table:table-cell table:style-name="ce4" table:formula="of:=EXP(MIN([.N41];700))" office:value-type="float" office:value="3931334297144.04">
            <text:p>3931334297144</text:p>
          </table:table-cell>
          <table:table-cell table:style-name="ce6" table:formula="of:=[.O41]/SUM([.O$12:.O$62])" office:value-type="float" office:value="0.000000000479309233504298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31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31</text:p>
          </table:table-cell>
          <table:table-cell office:value-type="float" office:value="20">
            <text:p>20</text:p>
          </table:table-cell>
          <table:table-cell table:style-name="ce2" table:formula="of:=[.D42]" office:value-type="float" office:value="1">
            <text:p>1</text:p>
          </table:table-cell>
          <table:table-cell table:style-name="ce2" table:formula="of:=[.H42]*[.I42]" office:value-type="float" office:value="20">
            <text:p>20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42]-[.J42]" office:value-type="float" office:value="30">
            <text:p>30</text:p>
          </table:table-cell>
          <table:table-cell table:style-name="ce2" table:formula="of:=[.E42]" office:value-type="float" office:value="1">
            <text:p>1</text:p>
          </table:table-cell>
          <table:table-cell table:style-name="ce2" table:formula="of:=[.L42]*[.M42]" office:value-type="float" office:value="30">
            <text:p>30</text:p>
          </table:table-cell>
          <table:table-cell table:style-name="ce4" table:formula="of:=EXP(MIN([.N42];700))" office:value-type="float" office:value="10686474581524.5">
            <text:p>10686474581525</text:p>
          </table:table-cell>
          <table:table-cell table:style-name="ce6" table:formula="of:=[.O42]/SUM([.O$12:.O$62])" office:value-type="float" office:value="0.00000000130289757964737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32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32</text:p>
          </table:table-cell>
          <table:table-cell office:value-type="float" office:value="19">
            <text:p>19</text:p>
          </table:table-cell>
          <table:table-cell table:style-name="ce2" table:formula="of:=[.D43]" office:value-type="float" office:value="1">
            <text:p>1</text:p>
          </table:table-cell>
          <table:table-cell table:style-name="ce2" table:formula="of:=[.H43]*[.I43]" office:value-type="float" office:value="19">
            <text:p>19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43]-[.J43]" office:value-type="float" office:value="31">
            <text:p>31</text:p>
          </table:table-cell>
          <table:table-cell table:style-name="ce2" table:formula="of:=[.E43]" office:value-type="float" office:value="1">
            <text:p>1</text:p>
          </table:table-cell>
          <table:table-cell table:style-name="ce2" table:formula="of:=[.L43]*[.M43]" office:value-type="float" office:value="31">
            <text:p>31</text:p>
          </table:table-cell>
          <table:table-cell table:style-name="ce4" table:formula="of:=EXP(MIN([.N43];700))" office:value-type="float" office:value="29048849665247.4">
            <text:p>29048849665248</text:p>
          </table:table-cell>
          <table:table-cell table:style-name="ce6" table:formula="of:=[.O43]/SUM([.O$12:.O$62])" office:value-type="float" office:value="0.00000000354164281509871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33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33</text:p>
          </table:table-cell>
          <table:table-cell office:value-type="float" office:value="18">
            <text:p>18</text:p>
          </table:table-cell>
          <table:table-cell table:style-name="ce2" table:formula="of:=[.D44]" office:value-type="float" office:value="1">
            <text:p>1</text:p>
          </table:table-cell>
          <table:table-cell table:style-name="ce2" table:formula="of:=[.H44]*[.I44]" office:value-type="float" office:value="18">
            <text:p>18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44]-[.J44]" office:value-type="float" office:value="32">
            <text:p>32</text:p>
          </table:table-cell>
          <table:table-cell table:style-name="ce2" table:formula="of:=[.E44]" office:value-type="float" office:value="1">
            <text:p>1</text:p>
          </table:table-cell>
          <table:table-cell table:style-name="ce2" table:formula="of:=[.L44]*[.M44]" office:value-type="float" office:value="32">
            <text:p>32</text:p>
          </table:table-cell>
          <table:table-cell table:style-name="ce4" table:formula="of:=EXP(MIN([.N44];700))" office:value-type="float" office:value="78962960182680.7">
            <text:p>78962960182681</text:p>
          </table:table-cell>
          <table:table-cell table:style-name="ce6" table:formula="of:=[.O44]/SUM([.O$12:.O$62])" office:value-type="float" office:value="0.00000000962718330717536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34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34</text:p>
          </table:table-cell>
          <table:table-cell office:value-type="float" office:value="17">
            <text:p>17</text:p>
          </table:table-cell>
          <table:table-cell table:style-name="ce2" table:formula="of:=[.D45]" office:value-type="float" office:value="1">
            <text:p>1</text:p>
          </table:table-cell>
          <table:table-cell table:style-name="ce2" table:formula="of:=[.H45]*[.I45]" office:value-type="float" office:value="17">
            <text:p>17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45]-[.J45]" office:value-type="float" office:value="33">
            <text:p>33</text:p>
          </table:table-cell>
          <table:table-cell table:style-name="ce2" table:formula="of:=[.E45]" office:value-type="float" office:value="1">
            <text:p>1</text:p>
          </table:table-cell>
          <table:table-cell table:style-name="ce2" table:formula="of:=[.L45]*[.M45]" office:value-type="float" office:value="33">
            <text:p>33</text:p>
          </table:table-cell>
          <table:table-cell table:style-name="ce4" table:formula="of:=EXP(MIN([.N45];700))" office:value-type="float" office:value="214643579785916">
            <text:p>214643579785916</text:p>
          </table:table-cell>
          <table:table-cell table:style-name="ce6" table:formula="of:=[.O45]/SUM([.O$12:.O$62])" office:value-type="float" office:value="0.000000026169397443139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35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35</text:p>
          </table:table-cell>
          <table:table-cell office:value-type="float" office:value="16">
            <text:p>16</text:p>
          </table:table-cell>
          <table:table-cell table:style-name="ce2" table:formula="of:=[.D46]" office:value-type="float" office:value="1">
            <text:p>1</text:p>
          </table:table-cell>
          <table:table-cell table:style-name="ce2" table:formula="of:=[.H46]*[.I46]" office:value-type="float" office:value="16">
            <text:p>16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46]-[.J46]" office:value-type="float" office:value="34">
            <text:p>34</text:p>
          </table:table-cell>
          <table:table-cell table:style-name="ce2" table:formula="of:=[.E46]" office:value-type="float" office:value="1">
            <text:p>1</text:p>
          </table:table-cell>
          <table:table-cell table:style-name="ce2" table:formula="of:=[.L46]*[.M46]" office:value-type="float" office:value="34">
            <text:p>34</text:p>
          </table:table-cell>
          <table:table-cell table:style-name="ce4" table:formula="of:=EXP(MIN([.N46];700))" office:value-type="float" office:value="583461742527455">
            <text:p>583461742527455</text:p>
          </table:table-cell>
          <table:table-cell table:style-name="ce6" table:formula="of:=[.O46]/SUM([.O$12:.O$62])" office:value-type="float" office:value="0.0000000711357975314075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36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36</text:p>
          </table:table-cell>
          <table:table-cell office:value-type="float" office:value="15">
            <text:p>15</text:p>
          </table:table-cell>
          <table:table-cell table:style-name="ce2" table:formula="of:=[.D47]" office:value-type="float" office:value="1">
            <text:p>1</text:p>
          </table:table-cell>
          <table:table-cell table:style-name="ce2" table:formula="of:=[.H47]*[.I47]" office:value-type="float" office:value="15">
            <text:p>15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47]-[.J47]" office:value-type="float" office:value="35">
            <text:p>35</text:p>
          </table:table-cell>
          <table:table-cell table:style-name="ce2" table:formula="of:=[.E47]" office:value-type="float" office:value="1">
            <text:p>1</text:p>
          </table:table-cell>
          <table:table-cell table:style-name="ce2" table:formula="of:=[.L47]*[.M47]" office:value-type="float" office:value="35">
            <text:p>35</text:p>
          </table:table-cell>
          <table:table-cell table:style-name="ce4" table:formula="of:=EXP(MIN([.N47];700))" office:value-type="float" office:value="1.58601345231343E+015">
            <text:p>1586013452313430</text:p>
          </table:table-cell>
          <table:table-cell table:style-name="ce6" table:formula="of:=[.O47]/SUM([.O$12:.O$62])" office:value-type="float" office:value="0.000000193367145782567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37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37</text:p>
          </table:table-cell>
          <table:table-cell office:value-type="float" office:value="14">
            <text:p>14</text:p>
          </table:table-cell>
          <table:table-cell table:style-name="ce2" table:formula="of:=[.D48]" office:value-type="float" office:value="1">
            <text:p>1</text:p>
          </table:table-cell>
          <table:table-cell table:style-name="ce2" table:formula="of:=[.H48]*[.I48]" office:value-type="float" office:value="14">
            <text:p>14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48]-[.J48]" office:value-type="float" office:value="36">
            <text:p>36</text:p>
          </table:table-cell>
          <table:table-cell table:style-name="ce2" table:formula="of:=[.E48]" office:value-type="float" office:value="1">
            <text:p>1</text:p>
          </table:table-cell>
          <table:table-cell table:style-name="ce2" table:formula="of:=[.L48]*[.M48]" office:value-type="float" office:value="36">
            <text:p>36</text:p>
          </table:table-cell>
          <table:table-cell table:style-name="ce4" table:formula="of:=EXP(MIN([.N48];700))" office:value-type="float" office:value="4.3112315471152E+015">
            <text:p>4311231547115200</text:p>
          </table:table-cell>
          <table:table-cell table:style-name="ce6" table:formula="of:=[.O48]/SUM([.O$12:.O$62])" office:value-type="float" office:value="0.000000525626398601742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38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38</text:p>
          </table:table-cell>
          <table:table-cell office:value-type="float" office:value="13">
            <text:p>13</text:p>
          </table:table-cell>
          <table:table-cell table:style-name="ce2" table:formula="of:=[.D49]" office:value-type="float" office:value="1">
            <text:p>1</text:p>
          </table:table-cell>
          <table:table-cell table:style-name="ce2" table:formula="of:=[.H49]*[.I49]" office:value-type="float" office:value="13">
            <text:p>13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49]-[.J49]" office:value-type="float" office:value="37">
            <text:p>37</text:p>
          </table:table-cell>
          <table:table-cell table:style-name="ce2" table:formula="of:=[.E49]" office:value-type="float" office:value="1">
            <text:p>1</text:p>
          </table:table-cell>
          <table:table-cell table:style-name="ce2" table:formula="of:=[.L49]*[.M49]" office:value-type="float" office:value="37">
            <text:p>37</text:p>
          </table:table-cell>
          <table:table-cell table:style-name="ce4" table:formula="of:=EXP(MIN([.N49];700))" office:value-type="float" office:value="1.17191423728026E+016">
            <text:p>11719142372802600</text:p>
          </table:table-cell>
          <table:table-cell table:style-name="ce6" table:formula="of:=[.O49]/SUM([.O$12:.O$62])" office:value-type="float" office:value="0.00000142880068787749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39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39</text:p>
          </table:table-cell>
          <table:table-cell office:value-type="float" office:value="12">
            <text:p>12</text:p>
          </table:table-cell>
          <table:table-cell table:style-name="ce2" table:formula="of:=[.D50]" office:value-type="float" office:value="1">
            <text:p>1</text:p>
          </table:table-cell>
          <table:table-cell table:style-name="ce2" table:formula="of:=[.H50]*[.I50]" office:value-type="float" office:value="12">
            <text:p>12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50]-[.J50]" office:value-type="float" office:value="38">
            <text:p>38</text:p>
          </table:table-cell>
          <table:table-cell table:style-name="ce2" table:formula="of:=[.E50]" office:value-type="float" office:value="1">
            <text:p>1</text:p>
          </table:table-cell>
          <table:table-cell table:style-name="ce2" table:formula="of:=[.L50]*[.M50]" office:value-type="float" office:value="38">
            <text:p>38</text:p>
          </table:table-cell>
          <table:table-cell table:style-name="ce4" table:formula="of:=EXP(MIN([.N50];700))" office:value-type="float" office:value="3.18559317571138E+016">
            <text:p>31855931757113800</text:p>
          </table:table-cell>
          <table:table-cell table:style-name="ce6" table:formula="of:=[.O50]/SUM([.O$12:.O$62])" office:value-type="float" office:value="0.00000388388294634716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40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40</text:p>
          </table:table-cell>
          <table:table-cell office:value-type="float" office:value="11">
            <text:p>11</text:p>
          </table:table-cell>
          <table:table-cell table:style-name="ce2" table:formula="of:=[.D51]" office:value-type="float" office:value="1">
            <text:p>1</text:p>
          </table:table-cell>
          <table:table-cell table:style-name="ce2" table:formula="of:=[.H51]*[.I51]" office:value-type="float" office:value="11">
            <text:p>11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51]-[.J51]" office:value-type="float" office:value="39">
            <text:p>39</text:p>
          </table:table-cell>
          <table:table-cell table:style-name="ce2" table:formula="of:=[.E51]" office:value-type="float" office:value="1">
            <text:p>1</text:p>
          </table:table-cell>
          <table:table-cell table:style-name="ce2" table:formula="of:=[.L51]*[.M51]" office:value-type="float" office:value="39">
            <text:p>39</text:p>
          </table:table-cell>
          <table:table-cell table:style-name="ce4" table:formula="of:=EXP(MIN([.N51];700))" office:value-type="float" office:value="8.65934004239938E+016">
            <text:p>86593400423993800</text:p>
          </table:table-cell>
          <table:table-cell table:style-name="ce6" table:formula="of:=[.O51]/SUM([.O$12:.O$62])" office:value-type="float" office:value="0.0000105574884369175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41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41</text:p>
          </table:table-cell>
          <table:table-cell office:value-type="float" office:value="10">
            <text:p>10</text:p>
          </table:table-cell>
          <table:table-cell table:style-name="ce2" table:formula="of:=[.D52]" office:value-type="float" office:value="1">
            <text:p>1</text:p>
          </table:table-cell>
          <table:table-cell table:style-name="ce2" table:formula="of:=[.H52]*[.I52]" office:value-type="float" office:value="10">
            <text:p>10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52]-[.J52]" office:value-type="float" office:value="40">
            <text:p>40</text:p>
          </table:table-cell>
          <table:table-cell table:style-name="ce2" table:formula="of:=[.E52]" office:value-type="float" office:value="1">
            <text:p>1</text:p>
          </table:table-cell>
          <table:table-cell table:style-name="ce2" table:formula="of:=[.L52]*[.M52]" office:value-type="float" office:value="40">
            <text:p>40</text:p>
          </table:table-cell>
          <table:table-cell table:style-name="ce4" table:formula="of:=EXP(MIN([.N52];700))" office:value-type="float" office:value="2.3538526683702E+017">
            <text:p>235385266837020000</text:p>
          </table:table-cell>
          <table:table-cell table:style-name="ce6" table:formula="of:=[.O52]/SUM([.O$12:.O$62])" office:value-type="float" office:value="0.0000286982289722392">
            <text:p>0.0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42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42</text:p>
          </table:table-cell>
          <table:table-cell office:value-type="float" office:value="9">
            <text:p>9</text:p>
          </table:table-cell>
          <table:table-cell table:style-name="ce2" table:formula="of:=[.D53]" office:value-type="float" office:value="1">
            <text:p>1</text:p>
          </table:table-cell>
          <table:table-cell table:style-name="ce2" table:formula="of:=[.H53]*[.I53]" office:value-type="float" office:value="9">
            <text:p>9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53]-[.J53]" office:value-type="float" office:value="41">
            <text:p>41</text:p>
          </table:table-cell>
          <table:table-cell table:style-name="ce2" table:formula="of:=[.E53]" office:value-type="float" office:value="1">
            <text:p>1</text:p>
          </table:table-cell>
          <table:table-cell table:style-name="ce2" table:formula="of:=[.L53]*[.M53]" office:value-type="float" office:value="41">
            <text:p>41</text:p>
          </table:table-cell>
          <table:table-cell table:style-name="ce4" table:formula="of:=EXP(MIN([.N53];700))" office:value-type="float" office:value="6.39843493530055E+017">
            <text:p>639843493530055000</text:p>
          </table:table-cell>
          <table:table-cell table:style-name="ce6" table:formula="of:=[.O53]/SUM([.O$12:.O$62])" office:value-type="float" office:value="0.0000780098743241947">
            <text:p>0.00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43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43</text:p>
          </table:table-cell>
          <table:table-cell office:value-type="float" office:value="8">
            <text:p>8</text:p>
          </table:table-cell>
          <table:table-cell table:style-name="ce2" table:formula="of:=[.D54]" office:value-type="float" office:value="1">
            <text:p>1</text:p>
          </table:table-cell>
          <table:table-cell table:style-name="ce2" table:formula="of:=[.H54]*[.I54]" office:value-type="float" office:value="8">
            <text:p>8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54]-[.J54]" office:value-type="float" office:value="42">
            <text:p>42</text:p>
          </table:table-cell>
          <table:table-cell table:style-name="ce2" table:formula="of:=[.E54]" office:value-type="float" office:value="1">
            <text:p>1</text:p>
          </table:table-cell>
          <table:table-cell table:style-name="ce2" table:formula="of:=[.L54]*[.M54]" office:value-type="float" office:value="42">
            <text:p>42</text:p>
          </table:table-cell>
          <table:table-cell table:style-name="ce4" table:formula="of:=EXP(MIN([.N54];700))" office:value-type="float" office:value="1.7392749415205E+018">
            <text:p>1739274941520500000</text:p>
          </table:table-cell>
          <table:table-cell table:style-name="ce6" table:formula="of:=[.O54]/SUM([.O$12:.O$62])" office:value-type="float" office:value="0.000212052823815832">
            <text:p>0.00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44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44</text:p>
          </table:table-cell>
          <table:table-cell office:value-type="float" office:value="7">
            <text:p>7</text:p>
          </table:table-cell>
          <table:table-cell table:style-name="ce2" table:formula="of:=[.D55]" office:value-type="float" office:value="1">
            <text:p>1</text:p>
          </table:table-cell>
          <table:table-cell table:style-name="ce2" table:formula="of:=[.H55]*[.I55]" office:value-type="float" office:value="7">
            <text:p>7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55]-[.J55]" office:value-type="float" office:value="43">
            <text:p>43</text:p>
          </table:table-cell>
          <table:table-cell table:style-name="ce2" table:formula="of:=[.E55]" office:value-type="float" office:value="1">
            <text:p>1</text:p>
          </table:table-cell>
          <table:table-cell table:style-name="ce2" table:formula="of:=[.L55]*[.M55]" office:value-type="float" office:value="43">
            <text:p>43</text:p>
          </table:table-cell>
          <table:table-cell table:style-name="ce4" table:formula="of:=EXP(MIN([.N55];700))" office:value-type="float" office:value="4.72783946822935E+018">
            <text:p>4727839468229350000</text:p>
          </table:table-cell>
          <table:table-cell table:style-name="ce6" table:formula="of:=[.O55]/SUM([.O$12:.O$62])" office:value-type="float" office:value="0.000576419337652004">
            <text:p>0.00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45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45</text:p>
          </table:table-cell>
          <table:table-cell office:value-type="float" office:value="6">
            <text:p>6</text:p>
          </table:table-cell>
          <table:table-cell table:style-name="ce2" table:formula="of:=[.D56]" office:value-type="float" office:value="1">
            <text:p>1</text:p>
          </table:table-cell>
          <table:table-cell table:style-name="ce2" table:formula="of:=[.H56]*[.I56]" office:value-type="float" office:value="6">
            <text:p>6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56]-[.J56]" office:value-type="float" office:value="44">
            <text:p>44</text:p>
          </table:table-cell>
          <table:table-cell table:style-name="ce2" table:formula="of:=[.E56]" office:value-type="float" office:value="1">
            <text:p>1</text:p>
          </table:table-cell>
          <table:table-cell table:style-name="ce2" table:formula="of:=[.L56]*[.M56]" office:value-type="float" office:value="44">
            <text:p>44</text:p>
          </table:table-cell>
          <table:table-cell table:style-name="ce4" table:formula="of:=EXP(MIN([.N56];700))" office:value-type="float" office:value="1.28516001143593E+019">
            <text:p>12851600114359300000</text:p>
          </table:table-cell>
          <table:table-cell table:style-name="ce6" table:formula="of:=[.O56]/SUM([.O$12:.O$62])" office:value-type="float" office:value="0.00156687021111184">
            <text:p>0.00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46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46</text:p>
          </table:table-cell>
          <table:table-cell office:value-type="float" office:value="5">
            <text:p>5</text:p>
          </table:table-cell>
          <table:table-cell table:style-name="ce2" table:formula="of:=[.D57]" office:value-type="float" office:value="1">
            <text:p>1</text:p>
          </table:table-cell>
          <table:table-cell table:style-name="ce2" table:formula="of:=[.H57]*[.I57]" office:value-type="float" office:value="5">
            <text:p>5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57]-[.J57]" office:value-type="float" office:value="45">
            <text:p>45</text:p>
          </table:table-cell>
          <table:table-cell table:style-name="ce2" table:formula="of:=[.E57]" office:value-type="float" office:value="1">
            <text:p>1</text:p>
          </table:table-cell>
          <table:table-cell table:style-name="ce2" table:formula="of:=[.L57]*[.M57]" office:value-type="float" office:value="45">
            <text:p>45</text:p>
          </table:table-cell>
          <table:table-cell table:style-name="ce4" table:formula="of:=EXP(MIN([.N57];700))" office:value-type="float" office:value="3.49342710574851E+019">
            <text:p>34934271057485100000</text:p>
          </table:table-cell>
          <table:table-cell table:style-name="ce6" table:formula="of:=[.O57]/SUM([.O$12:.O$62])" office:value-type="float" office:value="0.00425919482241911">
            <text:p>0.00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47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47</text:p>
          </table:table-cell>
          <table:table-cell office:value-type="float" office:value="4">
            <text:p>4</text:p>
          </table:table-cell>
          <table:table-cell table:style-name="ce2" table:formula="of:=[.D58]" office:value-type="float" office:value="1">
            <text:p>1</text:p>
          </table:table-cell>
          <table:table-cell table:style-name="ce2" table:formula="of:=[.H58]*[.I58]" office:value-type="float" office:value="4">
            <text:p>4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58]-[.J58]" office:value-type="float" office:value="46">
            <text:p>46</text:p>
          </table:table-cell>
          <table:table-cell table:style-name="ce2" table:formula="of:=[.E58]" office:value-type="float" office:value="1">
            <text:p>1</text:p>
          </table:table-cell>
          <table:table-cell table:style-name="ce2" table:formula="of:=[.L58]*[.M58]" office:value-type="float" office:value="46">
            <text:p>46</text:p>
          </table:table-cell>
          <table:table-cell table:style-name="ce4" table:formula="of:=EXP(MIN([.N58];700))" office:value-type="float" office:value="9.49611942060245E+019">
            <text:p>94961194206024500000</text:p>
          </table:table-cell>
          <table:table-cell table:style-name="ce6" table:formula="of:=[.O58]/SUM([.O$12:.O$62])" office:value-type="float" office:value="0.0115776918896487">
            <text:p>0.01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48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48</text:p>
          </table:table-cell>
          <table:table-cell office:value-type="float" office:value="3">
            <text:p>3</text:p>
          </table:table-cell>
          <table:table-cell table:style-name="ce2" table:formula="of:=[.D59]" office:value-type="float" office:value="1">
            <text:p>1</text:p>
          </table:table-cell>
          <table:table-cell table:style-name="ce2" table:formula="of:=[.H59]*[.I59]" office:value-type="float" office:value="3">
            <text:p>3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59]-[.J59]" office:value-type="float" office:value="47">
            <text:p>47</text:p>
          </table:table-cell>
          <table:table-cell table:style-name="ce2" table:formula="of:=[.E59]" office:value-type="float" office:value="1">
            <text:p>1</text:p>
          </table:table-cell>
          <table:table-cell table:style-name="ce2" table:formula="of:=[.L59]*[.M59]" office:value-type="float" office:value="47">
            <text:p>47</text:p>
          </table:table-cell>
          <table:table-cell table:style-name="ce4" table:formula="of:=EXP(MIN([.N59];700))" office:value-type="float" office:value="2.58131288619007E+020">
            <text:p>258131288619007000000</text:p>
          </table:table-cell>
          <table:table-cell table:style-name="ce6" table:formula="of:=[.O59]/SUM([.O$12:.O$62])" office:value-type="float" office:value="0.0314714294791298">
            <text:p>0.03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49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49</text:p>
          </table:table-cell>
          <table:table-cell office:value-type="float" office:value="2">
            <text:p>2</text:p>
          </table:table-cell>
          <table:table-cell table:style-name="ce2" table:formula="of:=[.D60]" office:value-type="float" office:value="1">
            <text:p>1</text:p>
          </table:table-cell>
          <table:table-cell table:style-name="ce2" table:formula="of:=[.H60]*[.I60]" office:value-type="float" office:value="2">
            <text:p>2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60]-[.J60]" office:value-type="float" office:value="48">
            <text:p>48</text:p>
          </table:table-cell>
          <table:table-cell table:style-name="ce2" table:formula="of:=[.E60]" office:value-type="float" office:value="1">
            <text:p>1</text:p>
          </table:table-cell>
          <table:table-cell table:style-name="ce2" table:formula="of:=[.L60]*[.M60]" office:value-type="float" office:value="48">
            <text:p>48</text:p>
          </table:table-cell>
          <table:table-cell table:style-name="ce4" table:formula="of:=EXP(MIN([.N60];700))" office:value-type="float" office:value="7.01673591209763E+020">
            <text:p>701673591209763000000</text:p>
          </table:table-cell>
          <table:table-cell table:style-name="ce6" table:formula="of:=[.O60]/SUM([.O$12:.O$62])" office:value-type="float" office:value="0.0855482148687488">
            <text:p>0.08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50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50</text:p>
          </table:table-cell>
          <table:table-cell office:value-type="float" office:value="1">
            <text:p>1</text:p>
          </table:table-cell>
          <table:table-cell table:style-name="ce2" table:formula="of:=[.D61]" office:value-type="float" office:value="1">
            <text:p>1</text:p>
          </table:table-cell>
          <table:table-cell table:style-name="ce2" table:formula="of:=[.H61]*[.I61]" office:value-type="float" office:value="1">
            <text:p>1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61]-[.J61]" office:value-type="float" office:value="49">
            <text:p>49</text:p>
          </table:table-cell>
          <table:table-cell table:style-name="ce2" table:formula="of:=[.E61]" office:value-type="float" office:value="1">
            <text:p>1</text:p>
          </table:table-cell>
          <table:table-cell table:style-name="ce2" table:formula="of:=[.L61]*[.M61]" office:value-type="float" office:value="49">
            <text:p>49</text:p>
          </table:table-cell>
          <table:table-cell table:style-name="ce4" table:formula="of:=EXP(MIN([.N61];700))" office:value-type="float" office:value="1.9073465724951E+021">
            <text:p>1907346572495100000000</text:p>
          </table:table-cell>
          <table:table-cell table:style-name="ce6" table:formula="of:=[.O61]/SUM([.O$12:.O$62])" office:value-type="float" office:value="0.23254415793483">
            <text:p>0.23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Optie 51</text:p>
          </table:table-cell>
          <table:table-cell table:style-name="ce2" table:formula="of:=[.D$10]" office:value-type="float" office:value="1">
            <text:p>1</text:p>
          </table:table-cell>
          <table:table-cell table:style-name="ce2" table:formula="of:=[.E$10]" office:value-type="float" office:value="1">
            <text:p>1</text:p>
          </table:table-cell>
          <table:table-cell/>
          <table:table-cell table:style-name="ce2" office:value-type="string">
            <text:p>Optie 51</text:p>
          </table:table-cell>
          <table:table-cell office:value-type="float" office:value="0">
            <text:p>0</text:p>
          </table:table-cell>
          <table:table-cell table:style-name="ce2" table:formula="of:=[.D62]" office:value-type="float" office:value="1">
            <text:p>1</text:p>
          </table:table-cell>
          <table:table-cell table:style-name="ce2" table:formula="of:=[.H62]*[.I62]" office:value-type="float" office:value="0">
            <text:p>0</text:p>
          </table:table-cell>
          <table:table-cell table:formula="of:=MAX([.J$12:.J$62])" office:value-type="float" office:value="50">
            <text:p>50</text:p>
          </table:table-cell>
          <table:table-cell table:style-name="ce2" table:formula="of:=[.K62]-[.J62]" office:value-type="float" office:value="50">
            <text:p>50</text:p>
          </table:table-cell>
          <table:table-cell table:style-name="ce2" table:formula="of:=[.E62]" office:value-type="float" office:value="1">
            <text:p>1</text:p>
          </table:table-cell>
          <table:table-cell table:style-name="ce2" table:formula="of:=[.L62]*[.M62]" office:value-type="float" office:value="50">
            <text:p>50</text:p>
          </table:table-cell>
          <table:table-cell table:style-name="ce4" table:formula="of:=EXP(MIN([.N62];700))" office:value-type="float" office:value="5.18470552858707E+021">
            <text:p>5184705528587070000000</text:p>
          </table:table-cell>
          <table:table-cell table:style-name="ce6" table:formula="of:=[.O62]/SUM([.O$12:.O$62])" office:value-type="float" office:value="0.632120558828558">
            <text:p>0.6321</text:p>
          </table:table-cell>
          <table:table-cell table:number-columns-repeated="2"/>
        </table:table-row>
        <table:table-row table:style-name="ro1" table:number-rows-repeated="11">
          <table:table-cell table:number-columns-repeated="10"/>
          <table:table-cell table:style-name="Default"/>
          <table:table-cell table:number-columns-repeated="7"/>
        </table:table-row>
        <table:table-row table:style-name="ro1" table:number-rows-repeated="5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1">01/05/2022</text:date>, <text:time>11:55: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lckert van der Molen</meta:initial-creator>
    <meta:creation-date>2022-04-25T16:40:35.39</meta:creation-date>
    <dc:date>2022-05-01T11:55:01.52</dc:date>
    <dc:creator>Folckert van der Molen</dc:creator>
    <meta:editing-duration>PT1H46M52S</meta:editing-duration>
    <meta:editing-cycles>8</meta:editing-cycles>
    <meta:generator>OpenOffice/4.1.7$Win32 OpenOffice.org_project/417m1$Build-9800</meta:generator>
    <meta:document-statistic meta:table-count="3" meta:cell-count="679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3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271"/>
      <style:graphic-properties svg:stroke-color="#b3b3b3"/>
      <style:text-properties fo:font-size="10pt" style:font-size-asian="10pt" style:font-size-complex="10pt"/>
    </style:style>
    <style:style style:name="ch4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535cm" svg:height="11.154cm" xlink:href=".." xlink:type="simple" chart:class="chart:line" chart:style-name="ch1">
        <chart:plot-area chart:style-name="ch2" table:cell-range-address="Blad1.H12:Blad1.H62 Blad1.P12:Blad1.P62" chart:data-source-has-labels="column" svg:x="0.78cm" svg:y="1.027cm" svg:width="15.095cm" svg:height="9.484cm">
          <chartooo:coordinate-region svg:x="2.063cm" svg:y="1.239cm" svg:width="13.812cm" svg:height="8.644cm"/>
          <chart:axis chart:dimension="x" chart:name="primary-x" chart:style-name="ch3" chartooo:axis-type="auto">
            <chartooo:date-scale/>
            <chart:categories table:cell-range-address="Blad1.H12:Blad1.H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lad1.P12:Blad1.P62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P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Blad1.H12:Blad1.H62</svg:desc>
                </draw:g>
              </table:table-cell>
              <table:table-cell office:value-type="float" office:value="1.21920243173545E-022">
                <text:p>1.21920243173545E-022</text:p>
                <draw:g>
                  <svg:desc>Blad1.P12:Blad1.P62</svg:desc>
                </draw:g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.31413581539955E-022">
                <text:p>3.31413581539955E-02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.00875516404589E-022">
                <text:p>9.00875516404589E-02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.44883354594625E-021">
                <text:p>2.44883354594625E-02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6.65661972886663E-021">
                <text:p>6.65661972886663E-02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80945684479401E-020">
                <text:p>1.80945684479401E-02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.9186136605844E-020">
                <text:p>4.9186136605844E-02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3370178134777E-019">
                <text:p>1.3370178134777E-01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.63439122670248E-019">
                <text:p>3.63439122670248E-01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9.87929962905633E-019">
                <text:p>9.87929962905633E-0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6854720659566E-018">
                <text:p>2.6854720659566E-01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7.2998699177242E-018">
                <text:p>7.2998699177242E-01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98431037474645E-017">
                <text:p>1.98431037474645E-01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.39391483369604E-017">
                <text:p>5.39391483369604E-01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46621806766916E-016">
                <text:p>1.46621806766916E-01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.98559392990342E-016">
                <text:p>3.98559392990342E-01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08339675552731E-015">
                <text:p>1.08339675552731E-01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94497771356138E-015">
                <text:p>2.94497771356138E-0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00527940399078E-015">
                <text:p>8.00527940399078E-01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000000000000217606055356056">
                <text:p>0.00000000000002176060553560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000000059151458603702">
                <text:p>0.00000000000005915145860370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0000000000160790335049291">
                <text:p>0.00000000000016079033504929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0000000000437073445956328">
                <text:p>0.00000000000043707344595632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000000000118808880584506">
                <text:p>0.0000000000011880888058450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000000000322956021152424">
                <text:p>0.0000000000032295602115242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00000000087788548369007">
                <text:p>0.000000000008778854836900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0000000023863401577827">
                <text:p>0.00000000002386340157782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00000000648674508742279">
                <text:p>0.00000000006486745087422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0000000176328012969874">
                <text:p>0.00000000017632801296987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0000000479309233504298">
                <text:p>0.00000000047930923350429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000130289757964737">
                <text:p>0.0000000013028975796473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000000354164281509871">
                <text:p>0.0000000035416428150987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000000962718330717536">
                <text:p>0.0000000096271833071753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0000026169397443139">
                <text:p>0.00000002616939744313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00711357975314075">
                <text:p>0.000000071135797531407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0000193367145782567">
                <text:p>0.00000019336714578256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000525626398601742">
                <text:p>0.00000052562639860174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000142880068787749">
                <text:p>0.0000014288006878774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000388388294634716">
                <text:p>0.0000038838829463471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00105574884369175">
                <text:p>0.00001055748843691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286982289722392">
                <text:p>0.000028698228972239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00780098743241947">
                <text:p>0.000078009874324194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212052823815832">
                <text:p>0.0002120528238158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0576419337652004">
                <text:p>0.00057641933765200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156687021111184">
                <text:p>0.0015668702111118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425919482241911">
                <text:p>0.004259194822419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15776918896487">
                <text:p>0.011577691889648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314714294791298">
                <text:p>0.031471429479129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55482148687488">
                <text:p>0.085548214868748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3254415793483">
                <text:p>0.23254415793483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632120558828558">
                <text:p>0.6321205588285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3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437cm" svg:height="10.072cm" xlink:href=".." xlink:type="simple" chart:class="chart:circle" chart:style-name="ch1">
        <chart:legend chart:legend-position="end" svg:x="13.482cm" svg:y="0.532cm" style:legend-expansion="high" chart:style-name="ch2"/>
        <chart:plot-area chart:style-name="ch3" table:cell-range-address="Blad1.P12:Blad1.P62" svg:x="0.328cm" svg:y="0.738cm" svg:width="12.826cm" svg:height="9.133cm">
          <chartooo:coordinate-region svg:x="2.175cm" svg:y="0.739cm" svg:width="9.132cm" svg:height="9.1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lad1.P12:Blad1.P6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1920243173545E-022">
                <text:p>1.21920243173545E-022</text:p>
                <draw:g>
                  <svg:desc>Blad1.P12:Blad1.P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1413581539955E-022">
                <text:p>3.31413581539955E-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875516404589E-022">
                <text:p>9.00875516404589E-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4883354594625E-021">
                <text:p>2.44883354594625E-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65661972886663E-021">
                <text:p>6.65661972886663E-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0945684479401E-020">
                <text:p>1.80945684479401E-0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186136605844E-020">
                <text:p>4.9186136605844E-0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370178134777E-019">
                <text:p>1.3370178134777E-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3439122670248E-019">
                <text:p>3.63439122670248E-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87929962905633E-019">
                <text:p>9.87929962905633E-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854720659566E-018">
                <text:p>2.6854720659566E-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2998699177242E-018">
                <text:p>7.2998699177242E-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8431037474645E-017">
                <text:p>1.98431037474645E-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9391483369604E-017">
                <text:p>5.39391483369604E-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6621806766916E-016">
                <text:p>1.46621806766916E-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8559392990342E-016">
                <text:p>3.98559392990342E-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8339675552731E-015">
                <text:p>1.08339675552731E-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4497771356138E-015">
                <text:p>2.94497771356138E-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527940399078E-015">
                <text:p>8.00527940399078E-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0000000217606055356056">
                <text:p>0.00000000000002176060553560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000000059151458603702">
                <text:p>0.0000000000000591514586037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000000160790335049291">
                <text:p>0.0000000000001607903350492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00000437073445956328">
                <text:p>0.0000000000004370734459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0000118808880584506">
                <text:p>0.000000000001188088805845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0000322956021152424">
                <text:p>0.00000000000322956021152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0000087788548369007">
                <text:p>0.0000000000087788548369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000023863401577827">
                <text:p>0.0000000000238634015778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0000648674508742279">
                <text:p>0.00000000006486745087422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000176328012969874">
                <text:p>0.0000000001763280129698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000479309233504298">
                <text:p>0.000000000479309233504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00130289757964737">
                <text:p>0.00000000130289757964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00354164281509871">
                <text:p>0.000000003541642815098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00962718330717536">
                <text:p>0.000000009627183307175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026169397443139">
                <text:p>0.0000000261693974431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0711357975314075">
                <text:p>0.0000000711357975314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193367145782567">
                <text:p>0.0000001933671457825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525626398601742">
                <text:p>0.0000005256263986017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142880068787749">
                <text:p>0.000001428800687877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388388294634716">
                <text:p>0.000003883882946347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105574884369175">
                <text:p>0.0000105574884369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286982289722392">
                <text:p>0.00002869822897223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780098743241947">
                <text:p>0.00007800987432419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12052823815832">
                <text:p>0.0002120528238158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576419337652004">
                <text:p>0.0005764193376520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56687021111184">
                <text:p>0.001566870211111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25919482241911">
                <text:p>0.004259194822419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15776918896487">
                <text:p>0.01157769188964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14714294791298">
                <text:p>0.03147142947912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55482148687488">
                <text:p>0.08554821486874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3254415793483">
                <text:p>0.232544157934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32120558828558">
                <text:p>0.6321205588285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